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Monaco" svg:font-family="Monaco" style:font-pitch="variable"/>
    <style:font-face style:name="Monaco1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147cm" fo:min-width="6.779cm" fo:padding-left="0.127cm" fo:padding-right="0.127cm" fo:wrap-option="wrap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766cm" fo:min-width="6.779cm" fo:padding-left="0.127cm" fo:padding-right="0.127cm" fo:wrap-option="wrap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0.639cm" fo:min-width="6.096cm" fo:padding-left="0.127cm" fo:padding-right="0.127cm" fo:wrap-option="wrap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.766cm" fo:min-width="6.096cm" fo:padding-left="0.127cm" fo:padding-right="0.127cm" fo:wrap-option="wrap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0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1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fill-color="#ff9999" draw:textarea-horizontal-align="justify" draw:textarea-vertical-align="middle" draw:auto-grow-height="false" fo:min-height="2.417cm" fo:min-width="4.699cm" fo:padding-left="0.127cm" fo:padding-right="0.127cm" fo:wrap-option="wrap"/>
    </style:style>
    <style:style style:name="gr14" style:family="graphic" style:parent-style-name="standard">
      <style:graphic-properties draw:stroke="dash" draw:stroke-dash="Fine_20_Dashed" draw:textarea-vertical-align="middle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2.036cm" fo:min-width="4.851cm" fo:padding-left="0.127cm" fo:padding-right="0.127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0.957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draw:fill-color="#ffff99" draw:textarea-horizontal-align="justify" draw:textarea-vertical-align="middle" draw:auto-grow-height="false" fo:min-height="3.717cm" fo:min-width="6.372cm" fo:padding-left="0.127cm" fo:padding-right="0.127cm" fo:wrap-option="wrap"/>
    </style:style>
    <style:style style:name="gr19" style:family="graphic" style:parent-style-name="standard" style:list-style-name="L1">
      <style:graphic-properties draw:fill-color="#ffff99" draw:textarea-horizontal-align="justify" draw:textarea-vertical-align="middle" draw:auto-grow-height="false" fo:min-height="2.725cm" fo:min-width="6.372cm" fo:padding-left="0.127cm" fo:padding-right="0.127cm" fo:wrap-option="wrap"/>
    </style:style>
    <style:style style:name="gr20" style:family="graphic" style:parent-style-name="standard" style:list-style-name="L1">
      <style:graphic-properties draw:fill-color="#ffff99" draw:textarea-horizontal-align="justify" draw:textarea-vertical-align="middle" draw:auto-grow-height="false" fo:min-height="4.603cm" fo:min-width="6.372cm" fo:padding-left="0.127cm" fo:padding-right="0.127cm" fo:wrap-option="wrap"/>
    </style:style>
    <style:style style:name="gr21" style:family="graphic" style:parent-style-name="standard" style:list-style-name="L1">
      <style:graphic-properties draw:fill-color="#ffff99" draw:textarea-horizontal-align="justify" draw:textarea-vertical-align="middle" draw:auto-grow-height="false" fo:min-height="2.036cm" fo:min-width="6.096cm" fo:padding-left="0.127cm" fo:padding-right="0.127cm" fo:wrap-option="wrap"/>
    </style:style>
    <style:style style:name="gr22" style:family="graphic" style:parent-style-name="standard" style:list-style-name="L1">
      <style:graphic-properties draw:fill-color="#ffff99" draw:textarea-horizontal-align="justify" draw:textarea-vertical-align="middle" draw:auto-grow-height="false" fo:min-height="2.055cm" fo:min-width="6.096cm" fo:padding-left="0.127cm" fo:padding-right="0.127cm" fo:wrap-option="wrap"/>
    </style:style>
    <style:style style:name="gr23" style:family="graphic" style:parent-style-name="standard" style:list-style-name="L1">
      <style:graphic-properties draw:fill-color="#ffff99" draw:textarea-horizontal-align="justify" draw:textarea-vertical-align="middle" draw:auto-grow-height="false" fo:min-height="2.041cm" fo:min-width="6.096cm" fo:padding-left="0.127cm" fo:padding-right="0.127cm" fo:wrap-option="wrap"/>
    </style:style>
    <style:style style:name="gr24" style:family="graphic" style:parent-style-name="standard" style:list-style-name="L1">
      <style:graphic-properties draw:fill-color="#ffff99" draw:textarea-horizontal-align="justify" draw:textarea-vertical-align="middle" draw:auto-grow-height="false" fo:min-height="2.027cm" fo:min-width="6.096cm" fo:padding-left="0.127cm" fo:padding-right="0.127cm" fo:wrap-option="wrap"/>
    </style:style>
    <style:style style:name="gr25" style:family="graphic" style:parent-style-name="standard" style:list-style-name="L1">
      <style:graphic-properties draw:fill-color="#ffff99" draw:textarea-horizontal-align="justify" draw:textarea-vertical-align="middle" draw:auto-grow-height="false" fo:min-height="2.013cm" fo:min-width="6.096cm" fo:padding-left="0.127cm" fo:padding-right="0.127cm" fo:wrap-option="wrap"/>
    </style:style>
    <style:style style:name="gr26" style:family="graphic" style:parent-style-name="standard" style:list-style-name="L1">
      <style:graphic-properties draw:fill-color="#ffff99" draw:textarea-horizontal-align="justify" draw:textarea-vertical-align="middle" draw:auto-grow-height="false" fo:min-height="2.013cm" fo:min-width="6.096cm" fo:padding-left="0.127cm" fo:padding-right="0.127cm" fo:wrap-option="wrap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1.584cm" fo:min-width="4.064cm" fo:padding-left="0.127cm" fo:padding-right="0.127cm" fo:wrap-option="wrap"/>
    </style:style>
    <style:style style:name="gr28" style:family="graphic" style:parent-style-name="standard" style:list-style-name="L1">
      <style:graphic-properties draw:fill-color="#ffff99" draw:textarea-horizontal-align="justify" draw:textarea-vertical-align="middle" draw:auto-grow-height="false" fo:min-height="1.506cm" fo:min-width="4.064cm" fo:padding-left="0.127cm" fo:padding-right="0.127cm" fo:wrap-option="wrap"/>
    </style:style>
    <style:style style:name="gr29" style:family="graphic" style:parent-style-name="standard" style:list-style-name="L1">
      <style:graphic-properties draw:fill-color="#ffff99" draw:textarea-horizontal-align="justify" draw:textarea-vertical-align="middle" draw:auto-grow-height="false" fo:min-height="1.528cm" fo:min-width="4.064cm" fo:padding-left="0.127cm" fo:padding-right="0.127cm" fo:wrap-option="wrap"/>
    </style:style>
    <style:style style:name="gr30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31" style:family="graphic" style:parent-style-name="standard" style:list-style-name="L1">
      <style:graphic-properties draw:fill-color="#ffff99" draw:textarea-horizontal-align="justify" draw:textarea-vertical-align="middle" draw:auto-grow-height="false" fo:min-height="1.294cm" fo:min-width="3.853cm" fo:padding-left="0.127cm" fo:padding-right="0.127cm" fo:wrap-option="wrap"/>
    </style:style>
    <style:style style:name="gr32" style:family="graphic" style:parent-style-name="standard">
      <style:graphic-properties draw:fill-color="#ff9999" draw:textarea-horizontal-align="justify" draw:textarea-vertical-align="middle" draw:auto-grow-height="false" fo:min-height="0.893cm" fo:min-width="4.191cm" fo:padding-left="0.127cm" fo:padding-right="0.127cm" fo:wrap-option="wrap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66ccff"/>
      <style:paragraph-properties fo:text-align="start" style:writing-mode="lr-tb"/>
      <style:text-properties style:font-name="Monaco1"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ccff"/>
      <style:paragraph-properties fo:text-align="center" style:writing-mode="lr-tb"/>
      <style:text-properties style:font-name="Monaco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Monaco" fo:font-size="12pt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Monaco" fo:font-size="10pt"/>
    </style:style>
    <style:style style:name="P9" style:family="paragraph">
      <loext:graphic-properties draw:fill-color="#ffff99"/>
      <style:paragraph-properties fo:text-align="start" style:writing-mode="lr-tb"/>
      <style:text-properties style:font-name="Monaco1" fo:font-size="7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-color="#ffff99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7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9999"/>
      <style:paragraph-properties fo:text-align="start" style:writing-mode="lr-tb"/>
      <style:text-properties style:font-name="Monaco1" fo:font-size="7pt" style:font-size-asian="10pt" style:font-size-complex="10pt"/>
    </style:style>
    <style:style style:name="P14" style:family="paragraph">
      <loext:graphic-properties draw:fill="none" draw:fill-color="#ffffff"/>
      <style:text-properties style:font-name="Monaco"/>
    </style:style>
    <style:style style:name="T1" style:family="text">
      <style:text-properties style:font-name="Monaco1" fo:font-size="14pt" style:font-size-asian="14pt" style:font-size-complex="14pt"/>
    </style:style>
    <style:style style:name="T2" style:family="text">
      <style:text-properties style:font-name="Monaco1" fo:font-size="18pt" style:font-size-asian="18pt" style:font-size-complex="18pt"/>
    </style:style>
    <style:style style:name="T3" style:family="text">
      <style:text-properties style:font-name="Monaco" fo:font-size="12pt"/>
    </style:style>
    <style:style style:name="T4" style:family="text">
      <style:text-properties style:font-name="Monaco" fo:font-size="10pt"/>
    </style:style>
    <style:style style:name="T5" style:family="text">
      <style:text-properties style:font-name="Monaco1" fo:font-size="7pt" style:font-size-asian="10pt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onaco1" fo:font-size="7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ona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7.033cm" svg:height="1.397cm" svg:x="6.08cm" svg:y="4.937cm">
            <text:p text:style-name="P1"><text:span text:style-name="T1">- title: String</text:span></text:p>
            <text:p text:style-name="P1"><text:span text:style-name="T1">- directorId: ObjectI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7.033cm" svg:height="1.016cm" svg:x="6.08cm" svg:y="3.937cm">
            <text:p text:style-name="P3"><text:span text:style-name="T2">Movi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3" draw:text-style-name="P2" draw:layer="layout" svg:width="6.35cm" svg:height="0.889cm" svg:x="17.363cm" svg:y="5.191cm">
            <text:p text:style-name="P1"><text:span text:style-name="T1">- name: String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6.35cm" svg:height="1.016cm" svg:x="17.363cm" svg:y="4.191cm">
            <text:p text:style-name="P3"><text:span text:style-name="T2">Person</text:span>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3.113cm" svg:y1="5.135cm" svg:x2="17.363cm" svg:y2="5.135cm" draw:start-shape="id1" draw:start-glue-point="1" draw:end-shape="id2" svg:d="M13113 5135h4250" svg:viewBox="0 0 4251 1">
          <text:p/>
        </draw:connector>
        <draw:frame draw:style-name="gr6" draw:text-style-name="P6" draw:layer="layout" svg:width="1.514cm" svg:height="1.309cm" svg:x="13.266cm" svg:y="4.328cm">
          <draw:text-box>
            <text:p><text:span text:style-name="T3">0..*</text:span></text:p>
          </draw:text-box>
        </draw:frame>
        <draw:frame draw:style-name="gr7" draw:text-style-name="P6" draw:layer="layout" svg:width="0.598cm" svg:height="0.78cm" svg:x="16.366cm" svg:y="4.328cm">
          <draw:text-box>
            <text:p><text:span text:style-name="T3">1</text:span></text:p>
          </draw:text-box>
        </draw:frame>
        <draw:frame draw:style-name="gr8" draw:text-style-name="P8" draw:layer="layout" svg:width="2.955cm" svg:height="0.691cm" svg:x="13.761cm" svg:y="5.218cm">
          <draw:text-box>
            <text:p text:style-name="P7"><text:span text:style-name="T4">directed by</text:span></text:p>
          </draw:text-box>
        </draw:frame>
      </draw:page>
      <draw:page draw:name="page2" draw:style-name="dp1" draw:master-page-name="Default">
        <draw:custom-shape draw:style-name="gr9" draw:text-style-name="P9" draw:layer="layout" svg:width="4.107cm" svg:height="1.544cm" svg:x="1.084cm" svg:y="13.737cm">
          <text:p text:style-name="P1"><text:span text:style-name="T5">{</text:span></text:p>
          <text:p text:style-name="P1"><text:span text:style-name="T5"><text:s text:c="2"/></text:span><text:span text:style-name="T5">"_id": "d45",</text:span></text:p>
          <text:p text:style-name="P1"><text:span text:style-name="T5"><text:s text:c="2"/></text:span><text:span text:style-name="T5">"name": "Peter Jackso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107cm" svg:height="1.544cm" svg:x="1.084cm" svg:y="12.237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107cm" svg:height="1.544cm" svg:x="1.084cm" svg:y="10.73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12" draw:text-style-name="P12" xml:id="id4" draw:id="id4" draw:layer="layout" svg:x1="5.545cm" svg:y1="12.941cm" svg:x2="6.942cm" svg:y2="12.941cm">
          <text:p/>
        </draw:line>
        <draw:line draw:style-name="gr12" draw:text-style-name="P12" xml:id="id6" draw:id="id6" draw:layer="layout" svg:x1="14.173cm" svg:y1="12.941cm" svg:x2="15.57cm" svg:y2="12.941cm">
          <text:p/>
        </draw:line>
        <draw:custom-shape draw:style-name="gr13" draw:text-style-name="P13" xml:id="id3" draw:id="id3" draw:layer="layout" svg:width="4.953cm" svg:height="2.667cm" svg:x="3.767cm" svg:y="3.251cm">
          <text:p text:style-name="P1"><text:span text:style-name="T5">{</text:span></text:p>
          <text:p text:style-name="P1"><text:span text:style-name="T5"><text:s text:c="2"/></text:span><text:span text:style-name="T5">$lookup: {</text:span></text:p>
          <text:p text:style-name="P1"><text:span text:style-name="T5"><text:s text:c="4"/></text:span><text:span text:style-name="T5">from: 'movies',</text:span></text:p>
          <text:p text:style-name="P1"><text:span text:style-name="T5"><text:s text:c="4"/></text:span><text:span text:style-name="T5">localField: '_id',</text:span></text:p>
          <text:p text:style-name="P1"><text:span text:style-name="T5"><text:s text:c="4"/></text:span><text:span text:style-name="T5">foreignField: 'directorId',</text:span></text:p>
          <text:p text:style-name="P1"><text:span text:style-name="T5"><text:s text:c="4"/></text:span><text:span text:style-name="T5">as: 'directedMovies'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6.243cm" svg:y1="5.918cm" svg:x2="6.243cm" svg:y2="12.941cm" draw:start-shape="id3" draw:start-glue-point="2" draw:end-shape="id4" svg:d="M6243 5918v7023" svg:viewBox="0 0 1 7024">
          <text:p/>
        </draw:connector>
        <draw:custom-shape draw:style-name="gr15" draw:text-style-name="P13" xml:id="id7" draw:id="id7" draw:layer="layout" svg:width="5.105cm" svg:height="2.286cm" svg:x="20.733cm" svg:y="3.441cm">
          <text:p text:style-name="P1"><text:span text:style-name="T5">{</text:span></text:p>
          <text:p text:style-name="P1"><text:span text:style-name="T5"><text:s text:c="2"/></text:span><text:span text:style-name="T5">$group: {</text:span></text:p>
          <text:p text:style-name="P1"><text:span text:style-name="T5"><text:s text:c="4"/></text:span><text:span text:style-name="T5">_id: '$_id',</text:span></text:p>
          <text:p text:style-name="P1"><text:span text:style-name="T5"><text:s text:c="4"/></text:span><text:span text:style-name="T5">directedMovies: { $sum: 1 },</text:span></text:p>
          <text:p text:style-name="P1"><text:span text:style-name="T5"><text:s text:c="4"/></text:span><text:span text:style-name="T5">name: { $first: '$name' }</text:span></text:p>
          <text:p text:style-name="P1"><text:span text:style-name="T5"><text:s text:c="2"/></text:span><text:span text:style-name="T5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871cm" svg:y1="5.156cm" svg:x2="14.871cm" svg:y2="12.941cm" draw:start-shape="id5" draw:start-glue-point="2" draw:end-shape="id6" draw:end-glue-point="0" svg:d="M14871 5156v7785" svg:viewBox="0 0 1 7786">
          <text:p/>
        </draw:connector>
        <draw:frame draw:style-name="gr16" draw:text-style-name="P14" draw:layer="layout" svg:width="21.457cm" svg:height="1.047cm" svg:x="4.108cm" svg:y="1.223cm">
          <draw:text-box>
            <text:p><text:span text:style-name="T7">Person.aggregate([ stage1, stage2, stage3 ], callback);</text:span></text:p>
          </draw:text-box>
        </draw:frame>
        <draw:line draw:style-name="gr17" draw:text-style-name="P12" draw:layer="layout" svg:x1="18.907cm" svg:y1="2.27cm" svg:x2="20.685cm" svg:y2="3.413cm">
          <text:p/>
        </draw:line>
        <draw:line draw:style-name="gr17" draw:text-style-name="P12" draw:layer="layout" svg:x1="15.732cm" svg:y1="2.27cm" svg:x2="15.478cm" svg:y2="3.921cm">
          <text:p/>
        </draw:line>
        <draw:custom-shape draw:style-name="gr18" draw:text-style-name="P11" draw:layer="layout" svg:width="6.626cm" svg:height="3.967cm" svg:x="7.209cm" svg:y="7.07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"</text:span></text:p>
          <text:p text:style-name="P1"><text:span text:style-name="T6"><text:s text:c="4"/></text:span><text:span text:style-name="T6">},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 With a Vengeance"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6.626cm" svg:height="2.975cm" svg:x="7.209cm" svg:y="11.025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Die Hard 2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.626cm" svg:height="4.853cm" svg:x="7.209cm" svg:y="13.992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[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The Fellowship of the Ring"</text:span></text:p>
          <text:p text:style-name="P1"><text:span text:style-name="T6"><text:s text:c="4"/></text:span><text:span text:style-name="T6">},</text:span></text:p>
          <text:p text:style-name="P10"><text:span text:style-name="T6"><text:s text:c="4"/></text:span><text:span text:style-name="T6">{</text:span></text:p>
          <text:p text:style-name="P10"><text:span text:style-name="T6"><text:s text:c="6"/></text:span><text:span text:style-name="T6">"title": "The Two Towers"</text:span></text:p>
          <text:p text:style-name="P10"><text:span text:style-name="T6"><text:s text:c="4"/></text:span><text:span text:style-name="T6">},</text:span></text:p>
          <text:p text:style-name="P1"><text:span text:style-name="T6"><text:s text:c="4"/></text:span><text:span text:style-name="T6">{</text:span></text:p>
          <text:p text:style-name="P1"><text:span text:style-name="T6"><text:s text:c="6"/></text:span><text:span text:style-name="T6">"title": "The Return of the King"</text:span></text:p>
          <text:p text:style-name="P1"><text:span text:style-name="T6"><text:s text:c="4"/></text:span><text:span text:style-name="T6">}</text:span></text:p>
          <text:p text:style-name="P1"><text:span text:style-name="T6"><text:s text:c="2"/></text:span><text:span text:style-name="T6">]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35cm" svg:height="2.286cm" svg:x="15.883cm" svg:y="6.00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6.35cm" svg:height="2.305cm" svg:x="15.883cm" svg:y="8.302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 With a Vengeance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6.35cm" svg:height="2.291cm" svg:x="15.883cm" svg:y="10.616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Die Hard 2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6.35cm" svg:height="2.277cm" svg:x="15.883cm" svg:y="12.917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Fellowship of the Ring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6.35cm" svg:height="2.263cm" svg:x="15.883cm" svg:y="15.203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Two Towers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cm" svg:height="2.263cm" svg:x="15.883cm" svg:y="17.474cm">
          <text:p text:style-name="P10"><text:span text:style-name="T6">{</text:span></text:p>
          <text:p text:style-name="P1"><text:span text:style-name="T5"><text:s text:c="2"/></text:span><text:span text:style-name="T5">"_id": "d45…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": {</text:span></text:p>
          <text:p text:style-name="P1"><text:span text:style-name="T6"><text:s text:c="4"/></text:span><text:span text:style-name="T6">"title": "The Return of the King"</text:span></text:p>
          <text:p text:style-name="P1"><text:span text:style-name="T6"><text:s text:c="2"/></text:span><text:span text:style-name="T6">}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18cm" svg:height="1.834cm" svg:x="24.241cm" svg:y="13.836cm">
          <text:p text:style-name="P1"><text:span text:style-name="T5">{</text:span></text:p>
          <text:p text:style-name="P1"><text:span text:style-name="T5"><text:s text:c="2"/></text:span><text:span text:style-name="T5">"_id": "d45",</text:span></text:p>
          <text:p text:style-name="P1"><text:span text:style-name="T5"><text:s text:c="2"/></text:span><text:span text:style-name="T5">"name": "Peter Jackson",</text:span></text:p>
          <text:p text:style-name="P1"><text:span text:style-name="T6"><text:s text:c="2"/></text:span><text:span text:style-name="T6">"directedMovies</text:span><text:span text:style-name="T5">": 3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4.318cm" svg:height="1.756cm" svg:x="24.241cm" svg:y="12.098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,</text:span></text:p>
          <text:p text:style-name="P1"><text:span text:style-name="T6"><text:s text:c="2"/></text:span><text:span text:style-name="T6">"directedMovies</text:span><text:span text:style-name="T5">": 1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318cm" svg:height="1.778cm" svg:x="24.241cm" svg:y="10.336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,</text:span></text:p>
          <text:p text:style-name="P1"><text:span text:style-name="T6"><text:s text:c="2"/></text:span><text:span text:style-name="T6">"directedMovies</text:span><text:span text:style-name="T5">": 2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107cm" svg:height="1.544cm" svg:x="1.084cm" svg:y="13.737cm">
          <text:p text:style-name="P1"><text:span text:style-name="T5">{</text:span></text:p>
          <text:p text:style-name="P1"><text:span text:style-name="T5"><text:s text:c="2"/></text:span><text:span text:style-name="T5">"_id": "d45",</text:span></text:p>
          <text:p text:style-name="P1"><text:span text:style-name="T5"><text:s text:c="2"/></text:span><text:span text:style-name="T5">"name": "Peter Jackso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107cm" svg:height="1.544cm" svg:x="1.084cm" svg:y="12.237cm">
          <text:p text:style-name="P10"><text:span text:style-name="T6">{</text:span></text:p>
          <text:p text:style-name="P1"><text:span text:style-name="T5"><text:s text:c="2"/></text:span><text:span text:style-name="T5">"_id": "8f4…",</text:span></text:p>
          <text:p text:style-name="P1"><text:span text:style-name="T5"><text:s text:c="2"/></text:span><text:span text:style-name="T5">"name": "Renny Harli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107cm" svg:height="1.544cm" svg:x="1.084cm" svg:y="10.737cm">
          <text:p text:style-name="P10"><text:span text:style-name="T6">{</text:span></text:p>
          <text:p text:style-name="P1"><text:span text:style-name="T5"><text:s text:c="2"/></text:span><text:span text:style-name="T5">"_id": "0ab…",</text:span></text:p>
          <text:p text:style-name="P1"><text:span text:style-name="T5"><text:s text:c="2"/></text:span><text:span text:style-name="T5">"name": "John McTiernan"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" draw:id="id5" draw:layer="layout" svg:width="4.445cm" svg:height="1.143cm" svg:x="12.649cm" svg:y="4.013cm">
          <text:p text:style-name="P1"><text:span text:style-name="T5">{</text:span></text:p>
          <text:p text:style-name="P1"><text:span text:style-name="T5"><text:s text:c="2"/></text:span><text:span text:style-name="T5">$unwind: '$directedMovies'</text:span></text:p>
          <text:p text:style-name="P1"><text:span text:style-name="T5">}</text:span></text:p>
          <draw:enhanced-geometry svg:viewBox="0 0 21600 21600" draw:type="rectangle" draw:enhanced-path="M 0 0 L 21600 0 21600 21600 0 21600 0 0 Z N"/>
        </draw:custom-shape>
        <draw:line draw:style-name="gr12" draw:text-style-name="P12" xml:id="id8" draw:id="id8" draw:layer="layout" svg:x1="22.587cm" svg:y1="12.941cm" svg:x2="23.984cm" svg:y2="12.941cm">
          <text:p/>
        </draw:line>
        <draw:connector draw:style-name="gr14" draw:text-style-name="P5" draw:layer="layout" svg:x1="23.285cm" svg:y1="5.727cm" svg:x2="23.285cm" svg:y2="12.941cm" draw:start-shape="id7" draw:start-glue-point="2" draw:end-shape="id8" draw:end-glue-point="0" svg:d="M23285 5727v7214" svg:viewBox="0 0 1 7215">
          <text:p/>
        </draw:connector>
        <draw:line draw:style-name="gr17" draw:text-style-name="P12" draw:layer="layout" svg:x1="12.557cm" svg:y1="2.27cm" svg:x2="8.747cm" svg:y2="3.2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Monaco" svg:font-family="Monaco" style:font-pitch="variable"/>
    <style:font-face style:name="Monaco1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2-26T11:50:20.911282000</meta:creation-date>
    <dc:date>2019-10-10T17:59:56.705631610</dc:date>
    <meta:editing-duration>PT6M2S</meta:editing-duration>
    <meta:editing-cycles>7</meta:editing-cycles>
    <meta:generator>LibreOffice/6.3.1.2$MacOSX_X86_64 LibreOffice_project/b79626edf0065ac373bd1df5c28bd630b4424273</meta:generator>
    <meta:document-statistic meta:object-count="41"/>
  </office:meta>
</office:document-meta>
</file>